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fj_avg</text:p>
          </table:table-cell>
          <table:table-cell office:value-type="string" calcext:value-type="string">
            <text:p>fj_var</text:p>
          </table:table-cell>
          <table:table-cell office:value-type="string" calcext:value-type="string">
            <text:p>bc_avg</text:p>
          </table:table-cell>
          <table:table-cell office:value-type="string" calcext:value-type="string">
            <text:p>bc_var</text:p>
          </table:table-cell>
          <table:table-cell office:value-type="string" calcext:value-type="string">
            <text:p>real_fj_avg</text:p>
          </table:table-cell>
          <table:table-cell office:value-type="string" calcext:value-type="string">
            <text:p>real_fj_var</text:p>
          </table:table-cell>
          <table:table-cell office:value-type="string" calcext:value-type="string">
            <text:p>real_bc_avg</text:p>
          </table:table-cell>
          <table:table-cell office:value-type="string" calcext:value-type="string">
            <text:p>real_bc_va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39215" calcext:value-type="float">
            <text:p>0.939215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968383" calcext:value-type="float">
            <text:p>0.96838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942588" calcext:value-type="float">
            <text:p>0.94258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97006" calcext:value-type="float">
            <text:p>0.97006</text:p>
          </table:table-cell>
          <table:table-cell office:value-type="float" office:value="0.000401" calcext:value-type="float">
            <text:p>0.000401</text:p>
          </table:table-cell>
        </table:table-row>
        <table:table-row table:style-name="ro1">
          <table:table-cell office:value-type="string" calcext:value-type="string">
            <text:p>Arbetarepartiet- Socialdemokraterna</text:p>
          </table:table-cell>
          <table:table-cell office:value-type="float" office:value="0.952213" calcext:value-type="float">
            <text:p>0.95221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975453" calcext:value-type="float">
            <text:p>0.97545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977877" calcext:value-type="float">
            <text:p>0.977877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string" calcext:value-type="string">
            <text:p>Bündnis 90/Die Grünen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0.968656" calcext:value-type="float">
            <text:p>0.96865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945618" calcext:value-type="float">
            <text:p>0.945618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971305" calcext:value-type="float">
            <text:p>0.971305</text:p>
          </table:table-cell>
          <table:table-cell office:value-type="float" office:value="0.000778" calcext:value-type="float">
            <text:p>0.000778</text:p>
          </table:table-cell>
        </table:table-row>
        <table:table-row table:style-name="ro1">
          <table:table-cell office:value-type="string" calcext:value-type="string">
            <text:p>Christen Democratisch Appel</text:p>
          </table:table-cell>
          <table:table-cell office:value-type="float" office:value="0.955553" calcext:value-type="float">
            <text:p>0.955553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977202" calcext:value-type="float">
            <text:p>0.977202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952513" calcext:value-type="float">
            <text:p>0.95251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Christlich Demokratische Union Deutschlands</text:p>
          </table:table-cell>
          <table:table-cell office:value-type="float" office:value="0.95139" calcext:value-type="float">
            <text:p>0.95139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974971" calcext:value-type="float">
            <text:p>0.97497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971634" calcext:value-type="float">
            <text:p>0.971634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Christlich-Soziale Union in Bayern e.V.</text:p>
          </table:table-cell>
          <table:table-cell office:value-type="float" office:value="0.986091" calcext:value-type="float">
            <text:p>0.98609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992991" calcext:value-type="float">
            <text:p>0.99299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4209" calcext:value-type="float">
            <text:p>0.994209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Citizens for European Development of Bulgaria</text:p>
          </table:table-cell>
          <table:table-cell office:value-type="float" office:value="0.978378" calcext:value-type="float">
            <text:p>0.97837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989042" calcext:value-type="float">
            <text:p>0.98904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977376" calcext:value-type="float">
            <text:p>0.977376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string" calcext:value-type="string">
            <text:p>Conservative Party</text:p>
          </table:table-cell>
          <table:table-cell office:value-type="float" office:value="0.805708" calcext:value-type="float">
            <text:p>0.805708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017712" calcext:value-type="float">
            <text:p>0.017712</text:p>
          </table:table-cell>
          <table:table-cell office:value-type="float" office:value="0.811162" calcext:value-type="float">
            <text:p>0.811162</text:p>
          </table:table-cell>
          <table:table-cell office:value-type="float" office:value="0.043029" calcext:value-type="float">
            <text:p>0.043029</text:p>
          </table:table-cell>
          <table:table-cell office:value-type="float" office:value="0.879726" calcext:value-type="float">
            <text:p>0.879726</text:p>
          </table:table-cell>
          <table:table-cell office:value-type="float" office:value="0.019559" calcext:value-type="float">
            <text:p>0.019559</text:p>
          </table:table-cell>
        </table:table-row>
        <table:table-row table:style-name="ro1">
          <table:table-cell office:value-type="string" calcext:value-type="string">
            <text:p>DIE LINKE.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string" calcext:value-type="string">
            <text:p>Democraten 66</text:p>
          </table:table-cell>
          <table:table-cell office:value-type="float" office:value="0.969406" calcext:value-type="float">
            <text:p>0.969406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984417" calcext:value-type="float">
            <text:p>0.98441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81419" calcext:value-type="float">
            <text:p>0.981419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990602" calcext:value-type="float">
            <text:p>0.990602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Die Grünen - Die Grüne Alternative</text:p>
          </table:table-cell>
          <table:table-cell office:value-type="float" office:value="0.902378" calcext:value-type="float">
            <text:p>0.902378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947756" calcext:value-type="float">
            <text:p>0.947756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904973" calcext:value-type="float">
            <text:p>0.904973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949249" calcext:value-type="float">
            <text:p>0.949249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office:value-type="string" calcext:value-type="string">
            <text:p>Europe Écologie</text:p>
          </table:table-cell>
          <table:table-cell office:value-type="float" office:value="0.92027" calcext:value-type="float">
            <text:p>0.92027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957483" calcext:value-type="float">
            <text:p>0.95748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917367" calcext:value-type="float">
            <text:p>0.917367</text:p>
          </table:table-cell>
          <table:table-cell office:value-type="float" office:value="0.004214" calcext:value-type="float">
            <text:p>0.004214</text:p>
          </table:table-cell>
          <table:table-cell office:value-type="float" office:value="0.955706" calcext:value-type="float">
            <text:p>0.955706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string" calcext:value-type="string">
            <text:p>Fine Gael Party</text:p>
          </table:table-cell>
          <table:table-cell office:value-type="float" office:value="0.952792" calcext:value-type="float">
            <text:p>0.952792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975725" calcext:value-type="float">
            <text:p>0.97572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956959" calcext:value-type="float">
            <text:p>0.956959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977918" calcext:value-type="float">
            <text:p>0.9779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orza Italia</text:p>
          </table:table-cell>
          <table:table-cell office:value-type="float" office:value="0.937056" calcext:value-type="float">
            <text:p>0.937056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96724" calcext:value-type="float">
            <text:p>0.9672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934763" calcext:value-type="float">
            <text:p>0.934763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966007" calcext:value-type="float">
            <text:p>0.966007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string" calcext:value-type="string">
            <text:p>Freie Demokratische Partei</text:p>
          </table:table-cell>
          <table:table-cell office:value-type="float" office:value="0.957239" calcext:value-type="float">
            <text:p>0.957239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978043" calcext:value-type="float">
            <text:p>0.97804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968795" calcext:value-type="float">
            <text:p>0.968795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Front de Gauche</text:p>
          </table:table-cell>
          <table:table-cell office:value-type="float" office:value="0.769557" calcext:value-type="float">
            <text:p>0.769557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868506" calcext:value-type="float">
            <text:p>0.868506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.863698" calcext:value-type="float">
            <text:p>0.863698</text:p>
          </table:table-cell>
          <table:table-cell office:value-type="float" office:value="0.002271" calcext:value-type="float">
            <text:p>0.002271</text:p>
          </table:table-cell>
        </table:table-row>
        <table:table-row table:style-name="ro1">
          <table:table-cell office:value-type="string" calcext:value-type="string">
            <text:p>Front national</text:p>
          </table:table-cell>
          <table:table-cell office:value-type="float" office:value="0.689844" calcext:value-type="float">
            <text:p>0.689844</text:p>
          </table:table-cell>
          <table:table-cell office:value-type="float" office:value="0.053813" calcext:value-type="float">
            <text:p>0.053813</text:p>
          </table:table-cell>
          <table:table-cell office:value-type="float" office:value="0.793346" calcext:value-type="float">
            <text:p>0.793346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666949" calcext:value-type="float">
            <text:p>0.666949</text:p>
          </table:table-cell>
          <table:table-cell office:value-type="float" office:value="0.043755" calcext:value-type="float">
            <text:p>0.04375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023347" calcext:value-type="float">
            <text:p>0.023347</text:p>
          </table:table-cell>
        </table:table-row>
        <table:table-row table:style-name="ro1">
          <table:table-cell office:value-type="string" calcext:value-type="string">
            <text:p>Green Party</text:p>
          </table:table-cell>
          <table:table-cell office:value-type="float" office:value="0.974492" calcext:value-type="float">
            <text:p>0.97449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987072" calcext:value-type="float">
            <text:p>0.98707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961536" calcext:value-type="float">
            <text:p>0.96153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980285" calcext:value-type="float">
            <text:p>0.980285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0.876805" calcext:value-type="float">
            <text:p>0.876805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933325" calcext:value-type="float">
            <text:p>0.933325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938129" calcext:value-type="float">
            <text:p>0.938129</text:p>
          </table:table-cell>
          <table:table-cell office:value-type="float" office:value="0.001378" calcext:value-type="float">
            <text:p>0.001378</text:p>
          </table:table-cell>
        </table:table-row>
        <table:table-row table:style-name="ro1">
          <table:table-cell office:value-type="string" calcext:value-type="string">
            <text:p>Izquierda Unida</text:p>
          </table:table-cell>
          <table:table-cell office:value-type="float" office:value="0.884518" calcext:value-type="float">
            <text:p>0.884518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.937333" calcext:value-type="float">
            <text:p>0.937333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904218" calcext:value-type="float">
            <text:p>0.904218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948433" calcext:value-type="float">
            <text:p>0.948433</text:p>
          </table:table-cell>
          <table:table-cell office:value-type="float" office:value="0.001333" calcext:value-type="float">
            <text:p>0.001333</text:p>
          </table:table-cell>
        </table:table-row>
        <table:table-row table:style-name="ro1">
          <table:table-cell office:value-type="string" calcext:value-type="string">
            <text:p>Kansallinen Kokoomus</text:p>
          </table:table-cell>
          <table:table-cell office:value-type="float" office:value="0.969758" calcext:value-type="float">
            <text:p>0.96975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984605" calcext:value-type="float">
            <text:p>0.9846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993072" calcext:value-type="float">
            <text:p>0.99307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6522" calcext:value-type="float">
            <text:p>0.99652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Labour Party</text:p>
          </table:table-cell>
          <table:table-cell office:value-type="float" office:value="0.952131" calcext:value-type="float">
            <text:p>0.95213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975387" calcext:value-type="float">
            <text:p>0.97538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967087" calcext:value-type="float">
            <text:p>0.96708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983089" calcext:value-type="float">
            <text:p>0.983089</text:p>
          </table:table-cell>
          <table:table-cell office:value-type="float" office:value="0.000185" calcext:value-type="float">
            <text:p>0.000185</text:p>
          </table:table-cell>
        </table:table-row>
        <table:table-row table:style-name="ro1">
          <table:table-cell office:value-type="string" calcext:value-type="string">
            <text:p>Lega Nord</text:p>
          </table:table-cell>
          <table:table-cell office:value-type="float" office:value="0.92084" calcext:value-type="float">
            <text:p>0.92084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958699" calcext:value-type="float">
            <text:p>0.958699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921099" calcext:value-type="float">
            <text:p>0.92109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float" office:value="0.954522" calcext:value-type="float">
            <text:p>0.954522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976577" calcext:value-type="float">
            <text:p>0.97657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953847" calcext:value-type="float">
            <text:p>0.953847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976243" calcext:value-type="float">
            <text:p>0.976243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string" calcext:value-type="string">
            <text:p>Moderaterna</text:p>
          </table:table-cell>
          <table:table-cell office:value-type="float" office:value="0.988138" calcext:value-type="float">
            <text:p>0.98813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994016" calcext:value-type="float">
            <text:p>0.99401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974702" calcext:value-type="float">
            <text:p>0.9747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87161" calcext:value-type="float">
            <text:p>0.987161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Mouvement Démocrate</text:p>
          </table:table-cell>
          <table:table-cell office:value-type="float" office:value="0.968791" calcext:value-type="float">
            <text:p>0.96879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73548" calcext:value-type="float">
            <text:p>0.97354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986558" calcext:value-type="float">
            <text:p>0.986558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string" calcext:value-type="string">
            <text:p>Movimento 5 Stelle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028326" calcext:value-type="float">
            <text:p>0.028326</text:p>
          </table:table-cell>
          <table:table-cell office:value-type="float" office:value="0.856916" calcext:value-type="float">
            <text:p>0.856916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776735" calcext:value-type="float">
            <text:p>0.776735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863821" calcext:value-type="float">
            <text:p>0.863821</text:p>
          </table:table-cell>
          <table:table-cell office:value-type="float" office:value="0.012717" calcext:value-type="float">
            <text:p>0.012717</text:p>
          </table:table-cell>
        </table:table-row>
        <table:table-row table:style-name="ro1">
          <table:table-cell office:value-type="string" calcext:value-type="string">
            <text:p>Nea Demokratia</text:p>
          </table:table-cell>
          <table:table-cell office:value-type="float" office:value="0.953447" calcext:value-type="float">
            <text:p>0.953447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976073" calcext:value-type="float">
            <text:p>0.97607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67182" calcext:value-type="float">
            <text:p>0.9671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983288" calcext:value-type="float">
            <text:p>0.98328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PODEMOS</text:p>
          </table:table-cell>
          <table:table-cell office:value-type="float" office:value="0.965974" calcext:value-type="float">
            <text:p>0.96597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982679" calcext:value-type="float">
            <text:p>0.98267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984162" calcext:value-type="float">
            <text:p>0.98416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Parti socialiste</text:p>
          </table:table-cell>
          <table:table-cell office:value-type="float" office:value="0.962506" calcext:value-type="float">
            <text:p>0.962506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980786" calcext:value-type="float">
            <text:p>0.98078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67115" calcext:value-type="float">
            <text:p>0.96711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983174" calcext:value-type="float">
            <text:p>0.983174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string" calcext:value-type="string">
            <text:p>Partido Popular</text:p>
          </table:table-cell>
          <table:table-cell office:value-type="float" office:value="0.952053" calcext:value-type="float">
            <text:p>0.95205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975297" calcext:value-type="float">
            <text:p>0.97529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947046" calcext:value-type="float">
            <text:p>0.947046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972599" calcext:value-type="float">
            <text:p>0.972599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Partido Socialista Obrero Espanol</text:p>
          </table:table-cell>
          <table:table-cell office:value-type="float" office:value="0.955225" calcext:value-type="float">
            <text:p>0.955225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977026" calcext:value-type="float">
            <text:p>0.977026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957026" calcext:value-type="float">
            <text:p>0.95702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 office:value-type="string" calcext:value-type="string">
            <text:p>Partidul Naţional Liberal</text:p>
          </table:table-cell>
          <table:table-cell office:value-type="float" office:value="0.951854" calcext:value-type="float">
            <text:p>0.95185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975019" calcext:value-type="float">
            <text:p>0.975019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951854" calcext:value-type="float">
            <text:p>0.95185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975019" calcext:value-type="float">
            <text:p>0.975019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string" calcext:value-type="string">
            <text:p>Partij van de Arbeid</text:p>
          </table:table-cell>
          <table:table-cell office:value-type="float" office:value="0.977261" calcext:value-type="float">
            <text:p>0.97726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988468" calcext:value-type="float">
            <text:p>0.98846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986456" calcext:value-type="float">
            <text:p>0.98645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318" calcext:value-type="float">
            <text:p>0.9931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artija 'VIENOTIBA'</text:p>
          </table:table-cell>
          <table:table-cell office:value-type="float" office:value="0.969931" calcext:value-type="float">
            <text:p>0.9699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84714" calcext:value-type="float">
            <text:p>0.98471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97227" calcext:value-type="float">
            <text:p>0.9722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985934" calcext:value-type="float">
            <text:p>0.985934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Partit Nazzjonalista</text:p>
          </table:table-cell>
          <table:table-cell office:value-type="float" office:value="0.92711" calcext:value-type="float">
            <text:p>0.92711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961927" calcext:value-type="float">
            <text:p>0.961927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912832" calcext:value-type="float">
            <text:p>0.912832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953907" calcext:value-type="float">
            <text:p>0.953907</text:p>
          </table:table-cell>
          <table:table-cell office:value-type="float" office:value="0.000539" calcext:value-type="float">
            <text:p>0.000539</text:p>
          </table:table-cell>
        </table:table-row>
        <table:table-row table:style-name="ro1">
          <table:table-cell office:value-type="string" calcext:value-type="string">
            <text:p>Partito Democratico</text:p>
          </table:table-cell>
          <table:table-cell office:value-type="float" office:value="0.956741" calcext:value-type="float">
            <text:p>0.95674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97775" calcext:value-type="float">
            <text:p>0.977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95668" calcext:value-type="float">
            <text:p>0.9566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977745" calcext:value-type="float">
            <text:p>0.977745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Platforma Obywatelska</text:p>
          </table:table-cell>
          <table:table-cell office:value-type="float" office:value="0.948884" calcext:value-type="float">
            <text:p>0.948884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973494" calcext:value-type="float">
            <text:p>0.97349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944588" calcext:value-type="float">
            <text:p>0.944588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971152" calcext:value-type="float">
            <text:p>0.971152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string" calcext:value-type="string">
            <text:p>Prawo i Sprawiedliwość</text:p>
          </table:table-cell>
          <table:table-cell office:value-type="float" office:value="0.808442" calcext:value-type="float">
            <text:p>0.808442</text:p>
          </table:table-cell>
          <table:table-cell office:value-type="float" office:value="0.016413" calcext:value-type="float">
            <text:p>0.016413</text:p>
          </table:table-cell>
          <table:table-cell office:value-type="float" office:value="0.888547" calcext:value-type="float">
            <text:p>0.888547</text:p>
          </table:table-cell>
          <table:table-cell office:value-type="float" office:value="0.006094" calcext:value-type="float">
            <text:p>0.006094</text:p>
          </table:table-cell>
          <table:table-cell office:value-type="float" office:value="0.81631" calcext:value-type="float">
            <text:p>0.81631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893279" calcext:value-type="float">
            <text:p>0.893279</text:p>
          </table:table-cell>
          <table:table-cell office:value-type="float" office:value="0.006138" calcext:value-type="float">
            <text:p>0.006138</text:p>
          </table:table-cell>
        </table:table-row>
        <table:table-row table:style-name="ro1">
          <table:table-cell office:value-type="string" calcext:value-type="string">
            <text:p>Sinn Féin</text:p>
          </table:table-cell>
          <table:table-cell office:value-type="float" office:value="0.908554" calcext:value-type="float">
            <text:p>0.908554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951435" calcext:value-type="float">
            <text:p>0.951435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91399" calcext:value-type="float">
            <text:p>0.91399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954253" calcext:value-type="float">
            <text:p>0.954253</text:p>
          </table:table-cell>
          <table:table-cell office:value-type="float" office:value="0.000831" calcext:value-type="float">
            <text:p>0.000831</text:p>
          </table:table-cell>
        </table:table-row>
        <table:table-row table:style-name="ro1">
          <table:table-cell office:value-type="string" calcext:value-type="string">
            <text:p>Slovenska demokratska stranka</text:p>
          </table:table-cell>
          <table:table-cell office:value-type="float" office:value="0.992509" calcext:value-type="float">
            <text:p>0.99250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996234" calcext:value-type="float">
            <text:p>0.99623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994987" calcext:value-type="float">
            <text:p>0.9949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Socialdemokratiet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95552" calcext:value-type="float">
            <text:p>0.9555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95552" calcext:value-type="float">
            <text:p>0.95552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1">
          <table:table-cell office:value-type="string" calcext:value-type="string">
            <text:p>Sozialdemokratische Partei Deutschlands</text:p>
          </table:table-cell>
          <table:table-cell office:value-type="float" office:value="0.955397" calcext:value-type="float">
            <text:p>0.955397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977074" calcext:value-type="float">
            <text:p>0.97707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58476" calcext:value-type="float">
            <text:p>0.958476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978638" calcext:value-type="float">
            <text:p>0.978638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Sozialdemokratische Partei Österreichs</text:p>
          </table:table-cell>
          <table:table-cell office:value-type="float" office:value="0.986712" calcext:value-type="float">
            <text:p>0.98671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93292" calcext:value-type="float">
            <text:p>0.99329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81183" calcext:value-type="float">
            <text:p>0.981183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990479" calcext:value-type="float">
            <text:p>0.99047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United Kingdom Independence Party</text:p>
          </table:table-cell>
          <table:table-cell office:value-type="float" office:value="0.296646" calcext:value-type="float">
            <text:p>0.296646</text:p>
          </table:table-cell>
          <table:table-cell office:value-type="float" office:value="0.076223" calcext:value-type="float">
            <text:p>0.07622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0.091016" calcext:value-type="float">
            <text:p>0.091016</text:p>
          </table:table-cell>
          <table:table-cell office:value-type="float" office:value="0.471314" calcext:value-type="float">
            <text:p>0.471314</text:p>
          </table:table-cell>
          <table:table-cell office:value-type="float" office:value="0.102605" calcext:value-type="float">
            <text:p>0.102605</text:p>
          </table:table-cell>
          <table:table-cell office:value-type="float" office:value="0.574423" calcext:value-type="float">
            <text:p>0.574423</text:p>
          </table:table-cell>
          <table:table-cell office:value-type="float" office:value="0.095373" calcext:value-type="float">
            <text:p>0.095373</text:p>
          </table:table-cell>
        </table:table-row>
        <table:table-row table:style-name="ro1">
          <table:table-cell office:value-type="string" calcext:value-type="string">
            <text:p>Österreichische Volkspartei</text:p>
          </table:table-cell>
          <table:table-cell office:value-type="float" office:value="0.963297" calcext:value-type="float">
            <text:p>0.96329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981269" calcext:value-type="float">
            <text:p>0.98126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61348" calcext:value-type="float">
            <text:p>0.96134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980219" calcext:value-type="float">
            <text:p>0.980219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Česká strana sociálně demokratická</text:p>
          </table:table-cell>
          <table:table-cell office:value-type="float" office:value="0.980884" calcext:value-type="float">
            <text:p>0.98088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9034" calcext:value-type="float">
            <text:p>0.9903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78639" calcext:value-type="float">
            <text:p>0.97863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989178" calcext:value-type="float">
            <text:p>0.989178</text:p>
          </table:table-cell>
          <table:table-cell office:value-type="float" office:value="0.000026" calcext:value-type="float">
            <text:p>2.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2:41:34.751995096</meta:creation-date>
    <dc:date>2019-02-03T02:42:29.580885867</dc:date>
    <meta:editing-duration>PT55S</meta:editing-duration>
    <meta:editing-cycles>1</meta:editing-cycles>
    <meta:document-statistic meta:table-count="1" meta:cell-count="432" meta:object-count="0"/>
    <meta:generator>LibreOffice/6.1.4.2$Linux_X86_64 LibreOffice_project/10$Build-2</meta:generator>
  </office:meta>
</office:document-meta>
</file>